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5b9bd5" fo:font-size="36pt" fo:language="en" fo:country="US" style:font-size-asian="36pt" style:font-name-complex="F" style:font-size-complex="36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officeooo:rsid="0009dee9" officeooo:paragraph-rsid="0009dee9" style:font-size-asian="10pt" style:font-name-complex="Arial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officeooo:rsid="0009dee9" officeooo:paragraph-rsid="000b7384" style:font-size-asian="10pt" style:font-name-complex="Arial1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officeooo:rsid="000b7384" officeooo:paragraph-rsid="000b7384" style:font-size-asian="10pt" style:font-name-complex="Arial1" style:font-size-complex="10pt"/>
    </style:style>
    <style:style style:name="P6" style:family="paragraph" style:parent-style-name="Standard">
      <style:text-properties officeooo:rsid="0009dee9" officeooo:paragraph-rsid="0009dee9"/>
    </style:style>
    <style:style style:name="P7" style:family="paragraph" style:parent-style-name="Standard">
      <style:text-properties officeooo:rsid="000cf9ce" officeooo:paragraph-rsid="000cf9ce"/>
    </style:style>
    <style:style style:name="P8" style:family="paragraph" style:parent-style-name="Standard">
      <style:text-properties fo:font-size="10pt" style:text-underline-style="none" officeooo:rsid="000cf9ce" officeooo:paragraph-rsid="000cf9ce" style:font-size-asian="8.75pt" style:font-size-complex="10pt"/>
    </style:style>
    <style:style style:name="P9" style:family="paragraph" style:parent-style-name="Standard">
      <style:text-properties fo:font-size="10pt" style:text-underline-style="none" officeooo:rsid="000edef5" officeooo:paragraph-rsid="000edef5" style:font-size-asian="8.75pt" style:font-size-complex="10pt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Frame_20_contents">
      <style:paragraph-properties fo:text-align="end" style:justify-single-word="false"/>
    </style:style>
    <style:style style:name="P12" style:family="paragraph" style:parent-style-name="Frame_20_contents">
      <style:paragraph-properties fo:text-align="end" style:justify-single-word="false"/>
      <style:text-properties officeooo:rsid="0009dee9" officeooo:paragraph-rsid="0009dee9"/>
    </style:style>
    <style:style style:name="P13" style:family="paragraph" style:parent-style-name="Title">
      <style:paragraph-properties fo:break-before="page"/>
      <style:text-properties officeooo:rsid="0009dee9" officeooo:paragraph-rsid="0009dee9"/>
    </style:style>
    <style:style style:name="P14" style:family="paragraph" style:parent-style-name="No_20_Spacing">
      <style:paragraph-properties fo:text-align="end" style:justify-single-word="false"/>
    </style:style>
    <style:style style:name="P15" style:family="paragraph" style:parent-style-name="No_20_Spacing">
      <style:paragraph-properties fo:text-align="end" style:justify-single-word="false"/>
      <style:text-properties fo:font-size="14pt" officeooo:rsid="0009dee9" officeooo:paragraph-rsid="0009dee9" style:font-size-asian="12.25pt" style:font-size-complex="14pt"/>
    </style:style>
    <style:style style:name="P16" style:family="paragraph" style:parent-style-name="No_20_Spacing">
      <style:paragraph-properties fo:text-align="end" style:justify-single-word="false"/>
      <style:text-properties officeooo:rsid="0009dee9" officeooo:paragraph-rsid="0009dee9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>
      <style:paragraph-properties fo:text-align="center"/>
    </style:style>
    <style:style style:name="T1" style:family="text">
      <style:text-properties fo:text-transform="uppercase" fo:color="#5b9bd5" fo:font-size="32pt" style:font-size-asian="32pt" style:font-size-complex="32pt"/>
    </style:style>
    <style:style style:name="T2" style:family="text">
      <style:text-properties fo:text-transform="uppercase" fo:color="#5b9bd5" fo:font-size="32pt" officeooo:rsid="000edef5" style:font-size-asian="32pt" style:font-size-complex="32pt"/>
    </style:style>
    <style:style style:name="T3" style:family="text">
      <style:text-properties fo:color="#404040" fo:font-size="18pt" fo:language="es" fo:country="ES" style:font-size-asian="18pt" style:font-size-complex="18pt"/>
    </style:style>
    <style:style style:name="T4" style:family="text">
      <style:text-properties fo:color="#404040" fo:font-size="18pt" fo:language="es" fo:country="ES" officeooo:rsid="0009dee9" style:font-size-asian="18pt" style:font-size-complex="18pt"/>
    </style:style>
    <style:style style:name="T5" style:family="text">
      <style:text-properties fo:color="#404040" fo:font-size="18pt" fo:language="es" fo:country="ES" officeooo:rsid="000b7384" style:font-size-asian="18pt" style:font-size-complex="18pt"/>
    </style:style>
    <style:style style:name="T6" style:family="text">
      <style:text-properties fo:color="#595959" fo:font-size="14pt" style:font-size-asian="14pt" style:font-size-complex="14pt"/>
    </style:style>
    <style:style style:name="T7" style:family="text">
      <style:text-properties fo:color="#595959" fo:font-size="14pt" officeooo:rsid="0009dee9" style:font-size-asian="14pt" style:font-size-complex="14pt"/>
    </style:style>
    <style:style style:name="T8" style:family="text">
      <style:text-properties style:font-name="Arial" fo:font-size="14pt" style:text-underline-style="solid" style:text-underline-width="auto" style:text-underline-color="font-color" style:font-size-asian="14pt" style:font-name-complex="Arial1" style:font-size-complex="10pt"/>
    </style:style>
    <style:style style:name="T9" style:family="text">
      <style:text-properties style:font-name="Arial" fo:font-size="10pt" style:text-underline-style="none" style:font-size-asian="8.75pt" style:font-name-complex="Arial1" style:font-size-complex="10pt"/>
    </style:style>
    <style:style style:name="T10" style:family="text">
      <style:text-properties style:font-name="Arial" style:font-name-complex="Arial1"/>
    </style:style>
    <style:style style:name="T11" style:family="text">
      <style:text-properties officeooo:rsid="000b7384"/>
    </style:style>
    <style:style style:name="T12" style:family="text">
      <style:text-properties officeooo:rsid="000cf9ce"/>
    </style:style>
    <style:style style:name="T13" style:family="text">
      <style:text-properties fo:font-weight="bold" officeooo:rsid="000b7384" style:font-weight-asian="bold" style:font-weight-complex="bold"/>
    </style:style>
    <style:style style:name="T14" style:family="text">
      <style:text-properties fo:font-weight="bold" officeooo:rsid="000cf9ce" style:font-weight-asian="bold" style:font-weight-complex="bold"/>
    </style:style>
    <style:style style:name="T15" style:family="text">
      <style:text-properties officeooo:rsid="00129622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ge" style:horizontal-pos="center" style:horizontal-rel="page" draw:fill="none" fo:padding-left="4.445cm" fo:padding-right="1.905cm" fo:padding-top="0cm" fo:padding-bottom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ge" style:horizontal-pos="from-left" style:horizontal-rel="page" draw:fill="none" fo:padding-left="4.445cm" fo:padding-right="1.905cm" fo:padding-top="0cm" fo:padding-bottom="0cm" fo:border="0.06pt solid #000000"/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width="0cm" draw:fill="solid" draw:fill-color="#5b9bd5" draw:textarea-horizontal-align="center" draw:textarea-vertical-align="middle" style:run-through="background"/>
    </style:style>
    <style:style style:name="gr3" style:family="graphic">
      <style:graphic-properties draw:stroke="none" svg:stroke-width="0cm" draw:fill="solid" draw:fill-color="#ffffff" draw:textarea-horizontal-align="center" draw:textarea-vertical-align="middl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text:anchor-type="char" svg:y="0cm" svg:width="20.32cm" svg:height="10.107cm" draw:z-index="1"><draw:text-box><text:p text:style-name="P12"><text:span text:style-name="T2">7552 </text:span><text:span text:style-name="T1">TaLLER de programación II</text:span></text:p><text:p text:style-name="P11"><text:span text:style-name="T3">Trabajo Práctico </text:span><text:span text:style-name="T4">MensajerO – </text:span><text:span text:style-name="T5">Grupo 3</text:span></text:p><text:p text:style-name="P11"><text:span text:style-name="T4">1</text:span><text:span text:style-name="T3">C 201</text:span><text:span text:style-name="T4">5</text:span></text:p><text:p text:style-name="P11"/><text:p text:style-name="P12"><text:span text:style-name="T3"/></text:p></draw:text-box></draw:frame><draw:g text:anchor-type="char" draw:z-index="0" draw:name="Grupo 149" draw:style-name="gr1"><draw:polygon draw:name="Rectángulo 51" draw:style-name="gr2" draw:text-style-name="P18" svg:width="20.319cm" svg:height="3.137cm" draw:transform="rotate (-3.14159265358979) translate (20.954625cm 3.13752777777778cm)" svg:viewBox="0 0 20320 3138" draw:points="20320,3138 0,3138 0,0 10262,1101 20320,106"><text:p/></draw:polygon><draw:rect draw:name="Rectángulo 151" draw:style-name="gr3" draw:text-style-name="P18" svg:width="20.321cm" svg:height="3.377cm" svg:x="0.635cm" svg:y="0cm"><text:p/></draw:rect></draw:g></text:p>
      <text:p text:style-name="P1"><draw:frame draw:style-name="fr2" text:anchor-type="char" svg:x="0.635cm" svg:y="22.119cm" svg:width="20.32cm" svg:height="3.288cm" draw:z-index="2"><draw:text-box><text:p text:style-name="P14"><text:span text:style-name="T6">Uriel Yair Kusnesov 93252</text:span></text:p><text:p text:style-name="P14"><text:span text:style-name="T6">M</text:span><text:span text:style-name="T7">ateo Bosco</text:span><text:span text:style-name="T6"> </text:span></text:p><text:p text:style-name="P14"><text:span text:style-name="T6">Ramiro Doi 88634</text:span></text:p><text:p text:style-name="P16"><text:span text:style-name="T6">Matias Capristo</text:span></text:p><text:p text:style-name="P15"/></draw:text-box></draw:frame></text:p>
      <text:p text:style-name="P13">Server</text:p>
      <text:p text:style-name="Standard"/>
      <text:p text:style-name="P6"><text:span text:style-name="T8">Funcionalidades alcanzadas</text:span></text:p>
      <text:p text:style-name="P3">El server cuenta con las siguientes funcionalidades.</text:p>
      <text:p text:style-name="P4">- <text:span text:style-name="T13">Servicio de autenticacion</text:span><text:span text:style-name="T11">:</text:span></text:p>
      <text:p text:style-name="P4"><text:tab/>Creación y almacenamiento de nuevos usuarios.</text:p>
      <text:p text:style-name="P4"><text:tab/>Validación al momento de la creacion de usuarios ya existentes. Los mismos no pueden <text:tab/>registrarse con un nombre de usuario ya utlizado.</text:p>
      <text:p text:style-name="P3">- <text:span text:style-name="T13">Almacenamiento de conversaciones</text:span><text:span text:style-name="T11">:</text:span></text:p>
      <text:p text:style-name="P3"><text:tab/><text:span text:style-name="T11">Almacena los mensajes y las conversaciones instanciadas en la BD de rocksdb.</text:span></text:p>
      <text:p text:style-name="P3"><text:tab/><text:span text:style-name="T15">Se pueden obtener las conversaciones abiertas de un usuario</text:span></text:p>
      <text:p text:style-name="P3">- <text:span text:style-name="T13">Log</text:span><text:span text:style-name="T11">:</text:span></text:p>
      <text:p text:style-name="P5"><text:tab/>Cuenta con un logger mediante el cual se pueden loggear mensajes de 4 tipos (info, warn, <text:tab/>error, debug).</text:p>
      <text:p text:style-name="P5">-<text:span text:style-name="T14">Servicio de administracion de perfil de usuario</text:span><text:span text:style-name="T12">:</text:span></text:p>
      <text:p text:style-name="P5"><text:tab/><text:span text:style-name="T12">Se puede consultar los datos de perfil de los usuario.</text:span></text:p>
      <text:p text:style-name="P2"/>
      <text:p text:style-name="P7"><text:span text:style-name="T8">Librerias utilizadas</text:span></text:p>
      <text:p text:style-name="P8"><text:span text:style-name="T10">El servidor se integra con las librerias requeridas por el proyecto.</text:span></text:p>
      <text:p text:style-name="P9"><text:span text:style-name="T10">La instalación de las mismas esta explicada en el readme.</text:span></text:p>
      <text:p text:style-name="P8"><text:span text:style-name="T10">- rocksdb</text:span></text:p>
      <text:p text:style-name="P8"><text:span text:style-name="T10">- jsoncpp</text:span></text:p>
      <text:p text:style-name="P7"><text:span text:style-name="T9">- mongoo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AR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fo:language="en" fo:country="US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size-asian="28pt" style:font-name-complex="F" style:font-family-generic-complex="system" style:font-pitch-complex="variable" style:font-size-complex="28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  <style:text-properties fo:language="en" fo:country="US" style:font-name-complex="Times New Roman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  <style:text-properties fo:language="en" fo:country="US" style:font-name-complex="Times New Roman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  <style:text-properties fo:language="en" fo:country="US" style:font-name-complex="Times New Roman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language="en" fo:country="US" style:font-name-complex="F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size-asian="16pt" style:font-name-complex="F" style:font-family-generic-complex="system" style:font-pitch-complex="variable" style:font-size-complex="16pt"/>
    </style:style>
    <style:style style:name="Puesto_20_Car" style:display-name="Puest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size-asian="28pt" style:font-name-complex="F" style:font-family-generic-complex="system" style:font-pitch-complex="variable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Sin_20_espaciado_20_Car" style:display-name="Sin espaciado Car" style:family="text" style:parent-style-name="Default_20_Paragraph_20_Font">
      <style:text-properties fo:language="en" fo:country="US" style:font-name-complex="F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globo_20_Car" style:display-name="Texto de globo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49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49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  <style:footer-first>
        <text:p text:style-name="MP1"><text:page-number text:select-page="current">1</text:page-number></text:p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7510 Técnicas de diseño</dc:title>
    <dc:subject>Trabajo Práctico Pacman - Grupo 4</dc:subject>
    <meta:initial-creator>Uriel Yair Kusnesov 93252</meta:initial-creator>
    <meta:editing-cycles>13</meta:editing-cycles>
    <meta:creation-date>2014-09-16T16:27:00</meta:creation-date>
    <dc:date>2015-04-26T21:39:44.424781403</dc:date>
    <meta:editing-duration>PT2M48S</meta:editing-duration>
    <meta:generator>LibreOffice/4.2.7.2$Linux_X86_64 LibreOffice_project/420m0$Build-2</meta:generator>
    <meta:document-statistic meta:table-count="0" meta:image-count="0" meta:object-count="0" meta:page-count="2" meta:paragraph-count="28" meta:word-count="158" meta:character-count="997" meta:non-whitespace-character-count="85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